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288cm"/>
    </style:style>
    <style:style style:name="Table1.B" style:family="table-column">
      <style:table-column-properties style:column-width="2.379cm"/>
    </style:style>
    <style:style style:name="Table1.C" style:family="table-column">
      <style:table-column-properties style:column-width="12.33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ca7ea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4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5" style:family="paragraph" style:parent-style-name="Table_20_Contents">
      <style:text-properties officeooo:paragraph-rsid="000ca7ea"/>
    </style:style>
    <style:style style:name="P6" style:family="paragraph" style:parent-style-name="Table_20_Contents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ist of escape sequences available in Python 3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Escape Sequence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Example</text:p>
          </table:table-cell>
        </table:table-row>
        <table:table-row>
          <table:table-cell table:style-name="Table1.A1" office:value-type="string">
            <text:p text:style-name="Table_20_Contents"><text:span text:style-name="Source_20_Text">\newline</text:span></text:p>
          </table:table-cell>
          <table:table-cell table:style-name="Table1.A1" office:value-type="string">
            <text:p text:style-name="Table_20_Contents">Backslash and newline ignored</text:p>
          </table:table-cell>
          <table:table-cell table:style-name="Table1.A1" office:value-type="string">
            <text:p text:style-name="P3">print("line1 \</text:p>
            <text:p text:style-name="P4">line2 \</text:p>
            <text:p text:style-name="P4">line3")</text:p>
            <text:p text:style-name="P6">Result</text:p>
            <text:p text:style-name="P1"><text:span text:style-name="Example">line1 line2 line3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\</text:span></text:p>
          </table:table-cell>
          <table:table-cell table:style-name="Table1.A1" office:value-type="string">
            <text:p text:style-name="Table_20_Contents">Backslash (<text:span text:style-name="Source_20_Text">\</text:span>)</text:p>
          </table:table-cell>
          <table:table-cell table:style-name="Table1.A1" office:value-type="string">
            <text:p text:style-name="P3">print("\\")</text:p>
            <text:p text:style-name="P6">Result</text:p>
            <text:p text:style-name="P1"><text:span text:style-name="Example">\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'</text:span></text:p>
          </table:table-cell>
          <table:table-cell table:style-name="Table1.A1" office:value-type="string">
            <text:p text:style-name="Table_20_Contents">Single quote (<text:span text:style-name="Source_20_Text">'</text:span>)</text:p>
          </table:table-cell>
          <table:table-cell table:style-name="Table1.A1" office:value-type="string">
            <text:p text:style-name="P3">print('\'')</text:p>
            <text:p text:style-name="P6">Result</text:p>
            <text:p text:style-name="P1"><text:span text:style-name="Example">'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"</text:span></text:p>
          </table:table-cell>
          <table:table-cell table:style-name="Table1.A1" office:value-type="string">
            <text:p text:style-name="Table_20_Contents">Double quote (<text:span text:style-name="Source_20_Text">"</text:span>)</text:p>
          </table:table-cell>
          <table:table-cell table:style-name="Table1.A1" office:value-type="string">
            <text:p text:style-name="P3">print("\"")</text:p>
            <text:p text:style-name="P6">Result</text:p>
            <text:p text:style-name="P1"><text:span text:style-name="Example">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a</text:span></text:p>
          </table:table-cell>
          <table:table-cell table:style-name="Table1.A1" office:value-type="string">
            <text:p text:style-name="Table_20_Contents">ASCII Bell (BEL)</text:p>
          </table:table-cell>
          <table:table-cell table:style-name="Table1.A1" office:value-type="string">
            <text:p text:style-name="P3">print("\a")</text:p>
          </table:table-cell>
        </table:table-row>
        <table:table-row>
          <table:table-cell table:style-name="Table1.A1" office:value-type="string">
            <text:p text:style-name="Table_20_Contents"><text:span text:style-name="Source_20_Text">\b</text:span></text:p>
          </table:table-cell>
          <table:table-cell table:style-name="Table1.A1" office:value-type="string">
            <text:p text:style-name="Table_20_Contents">ASCII Backspace (BS)</text:p>
          </table:table-cell>
          <table:table-cell table:style-name="Table1.A1" office:value-type="string">
            <text:p text:style-name="P3">print("Hello \b World!")</text:p>
            <text:p text:style-name="P6">Result</text:p>
            <text:p text:style-name="P1"><text:span text:style-name="Example">Hello <text:s/>World!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f</text:span></text:p>
          </table:table-cell>
          <table:table-cell table:style-name="Table1.A1" office:value-type="string">
            <text:p text:style-name="Table_20_Contents">ASCII Formfeed (FF)</text:p>
          </table:table-cell>
          <table:table-cell table:style-name="Table1.A1" office:value-type="string">
            <text:p text:style-name="P3">print("Hello \f World!")</text:p>
            <text:p text:style-name="P6">Result</text:p>
            <text:p text:style-name="P1"><text:span text:style-name="Example">Hello <text:s/>World!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n</text:span></text:p>
          </table:table-cell>
          <table:table-cell table:style-name="Table1.A1" office:value-type="string">
            <text:p text:style-name="Table_20_Contents">ASCII Linefeed (LF)</text:p>
          </table:table-cell>
          <table:table-cell table:style-name="Table1.A1" office:value-type="string">
            <text:p text:style-name="P3">print("Hello \n World!")</text:p>
            <text:p text:style-name="P6">Result</text:p>
            <text:p text:style-name="Preformatted_20_Text"><text:span text:style-name="Example">Hello </text:span></text:p>
            <text:p text:style-name="P1"><text:span text:style-name="Example"><text:s/>World!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r</text:span></text:p>
          </table:table-cell>
          <table:table-cell table:style-name="Table1.A1" office:value-type="string">
            <text:p text:style-name="Table_20_Contents">ASCII Carriage Return (CR)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>print("Hello \r World!")</text:p>
            <text:p text:style-name="P6">Result</text:p>
            <text:p text:style-name="Preformatted_20_Text"><text:span text:style-name="Example">Hello </text:span></text:p>
            <text:p text:style-name="P1"><text:span text:style-name="Example"><text:s/>World!</text:span></text:p>
            <text:p text:style-name="P1"><text:soft-page-break/><text:span text:style-name="Example"/></text:p>
          </table:table-cell>
        </table:table-row>
        <table:table-row>
          <table:table-cell table:style-name="Table1.A1" office:value-type="string">
            <text:p text:style-name="P5"><text:span text:style-name="Source_20_Text">\t</text:span></text:p>
          </table:table-cell>
          <table:table-cell table:style-name="Table1.A1" office:value-type="string">
            <text:p text:style-name="Table_20_Contents">ASCII Horizontal Tab (TAB)</text:p>
          </table:table-cell>
          <table:table-cell table:style-name="Table1.A1" office:value-type="string">
            <text:p text:style-name="P3"/>
            <text:p text:style-name="P3"/>
            <text:p text:style-name="P3">print("Hello \t World!")</text:p>
            <text:p text:style-name="P6">Result</text:p>
            <text:p text:style-name="P2"><text:span text:style-name="Example">Hello <text:s text:c="5"/>World!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v</text:span></text:p>
          </table:table-cell>
          <table:table-cell table:style-name="Table1.A1" office:value-type="string">
            <text:p text:style-name="Table_20_Contents">ASCII Vertical Tab (VT)</text:p>
          </table:table-cell>
          <table:table-cell table:style-name="Table1.A1" office:value-type="string">
            <text:p text:style-name="P3">print("Hello \v World!")</text:p>
            <text:p text:style-name="P6">Result</text:p>
            <text:p text:style-name="P1"><text:span text:style-name="Example">Hello <text:s/>World!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ooo</text:span></text:p>
          </table:table-cell>
          <table:table-cell table:style-name="Table1.A1" office:value-type="string">
            <text:p text:style-name="Table_20_Contents">Character with octal value <text:span text:style-name="Variable">ooo</text:span></text:p>
          </table:table-cell>
          <table:table-cell table:style-name="Table1.A1" office:value-type="string">
            <text:p text:style-name="P3">print("\110\145\154\154\157\40\127\157\162\154\144\41")</text:p>
            <text:p text:style-name="P6">Result</text:p>
            <text:p text:style-name="P1"><text:span text:style-name="Example">Hello World!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xhh</text:span></text:p>
          </table:table-cell>
          <table:table-cell table:style-name="Table1.A1" office:value-type="string">
            <text:p text:style-name="Table_20_Contents">Character with hex value <text:span text:style-name="Variable">hh</text:span></text:p>
          </table:table-cell>
          <table:table-cell table:style-name="Table1.A1" office:value-type="string">
            <text:p text:style-name="P3">print("\x48\x65\x6c\x6c\x6f\x20\x57\x6f\x72\x6c\x64\x21")</text:p>
            <text:p text:style-name="P6">Result</text:p>
            <text:p text:style-name="P1"><text:span text:style-name="Example">Hello World!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7T14:00:17.562209678</meta:creation-date>
    <dc:date>2020-04-07T14:02:38.847545590</dc:date>
    <meta:editing-duration>PT2M22S</meta:editing-duration>
    <meta:editing-cycles>1</meta:editing-cycles>
    <meta:document-statistic meta:table-count="1" meta:image-count="0" meta:object-count="0" meta:page-count="2" meta:paragraph-count="71" meta:word-count="134" meta:character-count="922" meta:non-whitespace-character-count="847"/>
    <meta:generator>LibreOffice/6.4.2.2$Linux_X86_64 LibreOffice_project/40$Build-2</meta:generator>
  </office:meta>
</office:document-meta>
</file>